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 mi Dios Em.txt" text:protected="true">
        <text:section-source xlink:href="../Con%20mi%20Dios%20Em.txt" text:filter-name="Text"/>
        <text:p text:style-name="Preformatted_20_Text">Con mi Dios</text:p>
        <text:p text:style-name="Preformatted_20_Text">Jesús Adrian Romero</text:p>
        <text:p text:style-name="Preformatted_20_Text">INTRO x2</text:p>
        <text:p text:style-name="Preformatted_20_Text"/>
        <text:p text:style-name="Preformatted_20_Text">VERSO</text:p>
        <text:p text:style-name="Preformatted_20_Text">Con mi Dios yo saltare los</text:p>
        <text:p text:style-name="Preformatted_20_Text">muros, <text:s text:c="2"/>con mi Dios ejércitos</text:p>
        <text:p text:style-name="Preformatted_20_Text">Derribare</text:p>
        <text:p text:style-name="Preformatted_20_Text">Con mi Dios yo saltare los</text:p>
        <text:p text:style-name="Preformatted_20_Text">muros, <text:s text:c="2"/>con mi Dios ejércitos</text:p>
        <text:p text:style-name="Preformatted_20_Text">derribare</text:p>
        <text:p text:style-name="Preformatted_20_Text"/>
        <text:p text:style-name="Preformatted_20_Text"/>
        <text:p text:style-name="Preformatted_20_Text">CORO</text:p>
        <text:p text:style-name="Preformatted_20_Text">El adiestra mis</text:p>
        <text:p text:style-name="Preformatted_20_Text">manos para la batalla</text:p>
        <text:p text:style-name="Preformatted_20_Text">puedo tomar con mis manos</text:p>
        <text:p text:style-name="Preformatted_20_Text">el arco de bronce</text:p>
        <text:p text:style-name="Preformatted_20_Text">El es escudo, la roca mia,</text:p>
        <text:p text:style-name="Preformatted_20_Text">El es la fuerza de mi salvación</text:p>
        <text:p text:style-name="Preformatted_20_Text">mi alto refugio, mi fortaleza,</text:p>
        <text:p text:style-name="Preformatted_20_Text">El es mi libertador</text:p>
        <text:p text:style-name="Preformatted_20_Text"/>
        <text:p text:style-name="Preformatted_20_Text">VERSO</text:p>
        <text:p text:style-name="Preformatted_20_Text"/>
        <text:p text:style-name="Preformatted_20_Text">CORO</text:p>
        <text:p text:style-name="Preformatted_20_Text">El adiestra mis</text:p>
        <text:p text:style-name="Preformatted_20_Text">manos para la batalla</text:p>
        <text:p text:style-name="Preformatted_20_Text">puedo tomar con mis manos</text:p>
        <text:p text:style-name="Preformatted_20_Text">el arco de bronce</text:p>
        <text:p text:style-name="Preformatted_20_Text">El es escudo, la roca mia,</text:p>
        <text:p text:style-name="Preformatted_20_Text">El es la fuerza de mi salvación</text:p>
        <text:p text:style-name="Preformatted_20_Text">mi alto refugio, mi fortaleza,</text:p>
        <text:p text:style-name="Preformatted_20_Text">El es mi libertador</text:p>
        <text:p text:style-name="Preformatted_20_Text">El es mi libertador</text:p>
        <text:p text:style-name="Preformatted_20_Text">El es mi libertador</text:p>
        <text:p text:style-name="Preformatted_20_Text"/>
        <text:p text:style-name="Preformatted_20_Text"/>
      </text:section>
      <text:section text:style-name="Sect1" text:name="Dios está aquí letra.txt" text:protected="true">
        <text:section-source xlink:href="../Dios%20está%20aquí%20letra.txt" text:filter-name="Text"/>
        <text:p text:style-name="Preformatted_20_Text">Dios está aquí</text:p>
        <text:p text:style-name="Preformatted_20_Text">Música Cristiana</text:p>
        <text:p text:style-name="Preformatted_20_Text"/>
        <text:p text:style-name="Preformatted_20_Text">VERSO</text:p>
        <text:p text:style-name="Preformatted_20_Text">Dios está aquí,</text:p>
        <text:p text:style-name="Preformatted_20_Text">tan cierto como el aire que respiro,</text:p>
        <text:p text:style-name="Preformatted_20_Text">tan cierto como en la mañana se levanta el sol,</text:p>
        <text:p text:style-name="Preformatted_20_Text">tan cierto como yo te hablo y me puedes oír.</text:p>
        <text:p text:style-name="Preformatted_20_Text"/>
        <text:p text:style-name="Preformatted_20_Text">PRE-CORO</text:p>
        <text:p text:style-name="Preformatted_20_Text">Santo,Santo,Santo,</text:p>
        <text:p text:style-name="Preformatted_20_Text">mi corazón te adora,</text:p>
        <text:p text:style-name="Preformatted_20_Text">mi corazón sabe decir,</text:p>
        <text:p text:style-name="Preformatted_20_Text">Santo eres tu.</text:p>
        <text:p text:style-name="Preformatted_20_Text"/>
        <text:p text:style-name="Preformatted_20_Text">CORO x2</text:p>
        <text:p text:style-name="Preformatted_20_Text">Bendito aquel que viene en el nombre del Señor,</text:p>
        <text:p text:style-name="Preformatted_20_Text">Hosanna, Hosanna, bendito nuestro Dios</text:p>
        <text:p text:style-name="Preformatted_20_Text"/>
        <text:p text:style-name="Preformatted_20_Text">VERSO</text:p>
        <text:p text:style-name="Preformatted_20_Text"/>
        <text:p text:style-name="Preformatted_20_Text">PRE-CORO</text:p>
        <text:p text:style-name="Preformatted_20_Text"/>
        <text:p text:style-name="Preformatted_20_Text">CORO</text:p>
        <text:p text:style-name="Preformatted_20_Text"/>
        <text:p text:style-name="Preformatted_20_Text">FINAL x2</text:p>
        <text:p text:style-name="Preformatted_20_Text"><text:soft-page-break/>Lo puedes sentir es aquel que está a tu lado,</text:p>
        <text:p text:style-name="Preformatted_20_Text">lo puedes sentir dentro de tu corazón</text:p>
      </text:section>
      <text:section text:style-name="Sect1" text:name="Eres Todopoderoso (Am).txt" text:protected="true">
        <text:section-source xlink:href="../Eres%20Todopoderoso%20(Am).txt" text:filter-name="Text"/>
        <text:p text:style-name="Preformatted_20_Text">Eres Todopoderoso</text:p>
        <text:p text:style-name="Preformatted_20_Text">Danilo Montero</text:p>
        <text:p text:style-name="Preformatted_20_Text"/>
        <text:p text:style-name="Preformatted_20_Text">INTRO</text:p>
        <text:p text:style-name="Preformatted_20_Text"/>
        <text:p text:style-name="Preformatted_20_Text">VERSO I</text:p>
        <text:p text:style-name="Preformatted_20_Text">La única razón de mi adoración</text:p>
        <text:p text:style-name="Preformatted_20_Text">Eres tú mi Jesús</text:p>
        <text:p text:style-name="Preformatted_20_Text">El único motivo para vivir</text:p>
        <text:p text:style-name="Preformatted_20_Text">Eres tú Mi Señor</text:p>
        <text:p text:style-name="Preformatted_20_Text"/>
        <text:p text:style-name="Preformatted_20_Text">VERSO II</text:p>
        <text:p text:style-name="Preformatted_20_Text">Mi única verdad está en Ti</text:p>
        <text:p text:style-name="Preformatted_20_Text">Eres mi luz y mi salvación</text:p>
        <text:p text:style-name="Preformatted_20_Text">Mi único amor eres Tu Señor</text:p>
        <text:p text:style-name="Preformatted_20_Text">Y por siempre te alabaré</text:p>
        <text:p text:style-name="Preformatted_20_Text"/>
        <text:p text:style-name="Preformatted_20_Text">CORO</text:p>
        <text:p text:style-name="Preformatted_20_Text">Tu Eres Todo poderoso</text:p>
        <text:p text:style-name="Preformatted_20_Text">Eres Grande y Majestuoso</text:p>
        <text:p text:style-name="Preformatted_20_Text">Eres Fuerte, Invencible</text:p>
        <text:p text:style-name="Preformatted_20_Text">Y no hay nadie como Tú</text:p>
        <text:p text:style-name="Preformatted_20_Text"/>
        <text:p text:style-name="Preformatted_20_Text">VERSO I</text:p>
        <text:p text:style-name="Preformatted_20_Text"/>
        <text:p text:style-name="Preformatted_20_Text">VERSO II</text:p>
        <text:p text:style-name="Preformatted_20_Text"/>
        <text:p text:style-name="Preformatted_20_Text">CORO X2</text:p>
        <text:p text:style-name="Preformatted_20_Text">Tu Eres Todo poderoso</text:p>
        <text:p text:style-name="Preformatted_20_Text">Eres Grande y Majestuoso</text:p>
        <text:p text:style-name="Preformatted_20_Text">Eres Fuerte e Invencible</text:p>
        <text:p text:style-name="Preformatted_20_Text">Y no hay nadie como Tú</text:p>
        <text:p text:style-name="Preformatted_20_Text"/>
        <text:p text:style-name="Preformatted_20_Text">SOLO</text:p>
        <text:p text:style-name="Preformatted_20_Text"/>
        <text:p text:style-name="Preformatted_20_Text">CORO x4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</text:section>
      <text:section text:style-name="Sect1" text:name="Gracias (Fm).txt" text:protected="true">
        <text:section-source xlink:href="../Gracias%20(Fm).txt" text:filter-name="Text"/>
        <text:p text:style-name="Preformatted_20_Text">Gracias</text:p>
        <text:p text:style-name="Preformatted_20_Text">Marcos Witt</text:p>
        <text:p text:style-name="Preformatted_20_Text"/>
        <text:p text:style-name="Preformatted_20_Text">VERSO I</text:p>
        <text:p text:style-name="Preformatted_20_Text">Me has tomado en tus brazos</text:p>
        <text:p text:style-name="Preformatted_20_Text">y me has dado salvación</text:p>
        <text:p text:style-name="Preformatted_20_Text">de tu amor has derramado</text:p>
        <text:p text:style-name="Preformatted_20_Text">en mi corazón</text:p>
        <text:p text:style-name="Preformatted_20_Text">No sabre agradecerte</text:p>
        <text:p text:style-name="Preformatted_20_Text">lo que has hecho por mi</text:p>
        <text:p text:style-name="Preformatted_20_Text">solo puedo darte ahora mi canción</text:p>
        <text:p text:style-name="Preformatted_20_Text"/>
        <text:p text:style-name="Preformatted_20_Text">CORO</text:p>
        <text:p text:style-name="Preformatted_20_Text">Yo te doy gracias, gracias Señor,</text:p>
        <text:p text:style-name="Preformatted_20_Text">gracias mi Señor Jesús</text:p>
        <text:p text:style-name="Preformatted_20_Text">gracias, muchas gracias Señor,</text:p>
        <text:p text:style-name="Preformatted_20_Text">gracias mi Señor Jesús,</text:p>
        <text:p text:style-name="Preformatted_20_Text"/>
        <text:p text:style-name="Preformatted_20_Text">VERSO II:</text:p>
        <text:p text:style-name="Preformatted_20_Text">En la cruz diste tu vida,</text:p>
        <text:p text:style-name="Preformatted_20_Text"><text:soft-page-break/>La entregaste toda allí</text:p>
        <text:p text:style-name="Preformatted_20_Text">vida eterna regalaste al morir</text:p>
        <text:p text:style-name="Preformatted_20_Text">por tu sangre tengo entrada</text:p>
        <text:p text:style-name="Preformatted_20_Text">ante el trono celestial</text:p>
        <text:p text:style-name="Preformatted_20_Text">puedo entrar confiadamente ante ti</text:p>
        <text:p text:style-name="Preformatted_20_Text"/>
        <text:p text:style-name="Preformatted_20_Text">CORO</text:p>
        <text:p text:style-name="Preformatted_20_Text"/>
        <text:p text:style-name="Preformatted_20_Text"/>
        <text:p text:style-name="Preformatted_20_Text"/>
        <text:p text:style-name="Preformatted_20_Text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46:48.846716785</meta:creation-date>
    <dc:date>2024-08-08T12:50:42.601846705</dc:date>
    <meta:editing-duration>PT1M59S</meta:editing-duration>
    <meta:editing-cycles>2</meta:editing-cycles>
    <meta:generator>LibreOffice/7.4.7.2$Linux_x86 LibreOffice_project/40$Build-2</meta:generator>
    <meta:document-statistic meta:table-count="0" meta:image-count="0" meta:object-count="0" meta:page-count="3" meta:paragraph-count="102" meta:word-count="393" meta:character-count="1985" meta:non-whitespace-character-count="1690"/>
  </office:meta>
</office:document-meta>
</file>